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4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27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fo:font-weight="bold" style:font-size-asian="28pt" style:font-weight-asian="bold" style:font-size-complex="28pt" style:font-weight-complex="bold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8pt" fo:text-shadow="1pt 1pt" style:font-size-asian="28pt" style:font-size-complex="28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000000" style:font-name="Liberation Sans Narrow" fo:font-size="38pt" fo:text-shadow="none" fo:font-weight="bold" style:font-name-asian="Segoe UI1" style:font-size-asian="38pt" style:font-weight-asian="bold" style:font-name-complex="Segoe UI1" style:font-size-complex="38pt" style:font-weight-complex="bold"/>
    </style:style>
    <style:style style:name="T6" style:family="text">
      <style:text-properties fo:color="#000000" style:font-name="Segoe UI" fo:font-size="34pt" fo:text-shadow="none" fo:font-weight="bold" style:font-name-asian="Segoe UI1" style:font-size-asian="34pt" style:font-weight-asian="bold" style:font-name-complex="Segoe UI1" style:font-size-complex="34pt" style:font-weight-complex="bold"/>
    </style:style>
    <style:style style:name="T7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8" style:family="text">
      <style:text-properties fo:color="#000000" style:font-name="Liberation Sans Narrow" fo:font-size="35pt" fo:text-shadow="none" fo:font-weight="bold" style:font-name-asian="Segoe UI1" style:font-size-asian="35pt" style:font-weight-asian="bold" style:font-name-complex="Segoe UI1" style:font-size-complex="35pt" style:font-weight-complex="bold"/>
    </style:style>
    <style:style style:name="T9" style:family="text">
      <style:text-properties fo:color="#000000" style:font-name="Liberation Sans Narrow" fo:font-size="33pt" fo:text-shadow="none" fo:font-weight="bold" style:font-name-asian="Segoe UI1" style:font-size-asian="33pt" style:font-weight-asian="bold" style:font-name-complex="Segoe UI1" style:font-size-complex="33pt" style:font-weight-complex="bold"/>
    </style:style>
    <style:style style:name="T10" style:family="text">
      <style:text-properties fo:color="#000000" style:font-name="Segoe UI" fo:font-size="28pt" fo:text-shadow="none" fo:font-weight="bold" style:font-name-asian="Segoe UI1" style:font-size-asian="28pt" style:font-weight-asian="bold" style:font-name-complex="Segoe UI1" style:font-size-complex="28pt" style:font-weight-complex="bold"/>
    </style:style>
    <style:style style:name="T11" style:family="text">
      <style:text-properties fo:color="#000000" style:font-name="Segoe UI Semibold" fo:font-size="20pt" fo:text-shadow="none" style:font-name-asian="Segoe UI1" style:font-size-asian="20pt" style:font-name-complex="Segoe UI1" style:font-size-complex="20pt"/>
    </style:style>
    <style:style style:name="T12" style:family="text">
      <style:text-properties fo:color="#ffffff" style:font-name="Segoe UI" fo:font-size="28pt" fo:text-shadow="1pt 1pt" style:font-name-asian="Segoe UI1" style:font-size-asian="28pt" style:font-name-complex="Segoe UI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762cm">
          <draw:text-box>
            <text:p text:style-name="P1"><text:span text:style-name="T1">HYMN #356</text:span></text:p>
            <text:p text:style-name="P1"><text:span text:style-name="T2">“</text:span><text:span text:style-name="T2">The Angel Gabriel from Heaven Cam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4cm" svg:height="7.766cm" svg:x="1.27cm" svg:y="0.745cm">
          <draw:text-box>
            <text:p text:style-name="P1"><text:span text:style-name="T3">1. </text:span><text:span text:style-name="T4">The angel Gabriel from heaven came,</text:span><text:span text:style-name="T4"><text:line-break/></text:span><text:span text:style-name="T5">With wings as drifted snow, with eyes as flame:</text:span><text:span text:style-name="T4"><text:line-break/></text:span><text:span text:style-name="T4">“All hail to thee, O lowly maiden Mary,</text:span><text:span text:style-name="T4"><text:line-break/></text:span><text:span text:style-name="T4">Most highly favored lady.” Glor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4" draw:text-style-name="P5" draw:layer="layout" svg:width="25.4cm" svg:height="7.296cm" svg:x="1.27cm" svg:y="0.832cm">
          <draw:text-box>
            <text:p text:style-name="P1"><text:span text:style-name="T3">2. </text:span><text:span text:style-name="T6">“For know a blessèd mother thou shalt be,</text:span><text:span text:style-name="T4"><text:line-break/></text:span><text:span text:style-name="T4">All generations laud and honor thee;</text:span><text:span text:style-name="T4"><text:line-break/></text:span><text:span text:style-name="T7">Thy son shall be Emmanuel, by seers foretold,</text:span><text:span text:style-name="T4"><text:line-break/></text:span><text:span text:style-name="T4">Most highly favored lady.” <text:s/>Glor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5" draw:text-style-name="P4" draw:layer="layout" svg:width="25.4cm" svg:height="6.604cm" svg:x="1.27cm" svg:y="0.762cm">
          <draw:text-box>
            <text:p text:style-name="P1"><text:span text:style-name="T3">3. </text:span><text:span text:style-name="T5">Then gentle Mary meekly bowed her head;</text:span><text:span text:style-name="T4"><text:line-break/></text:span><text:span text:style-name="T4">“To me be as it pleaseth God,” she said.</text:span><text:span text:style-name="T4"><text:line-break/></text:span><text:span text:style-name="T8">“My soul shall laud and magnify God’s holy name.”</text:span><text:span text:style-name="T4"><text:line-break/></text:span><text:span text:style-name="T4">Most highly favored lady, Glor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6" draw:text-style-name="P7" draw:layer="layout" svg:width="25.4cm" svg:height="11.521cm" svg:x="1.27cm" svg:y="0.762cm">
          <draw:text-box>
            <text:p text:style-name="P1"><text:span text:style-name="T3">4. </text:span><text:span text:style-name="T4">Of her, Emmanuel, the Christ, was born</text:span><text:span text:style-name="T7"><text:line-break/></text:span><text:span text:style-name="T4">In Bethlehem all on a Christmas morn,</text:span><text:span text:style-name="T7"><text:line-break/></text:span><text:span text:style-name="T9">And Christian folk throughout the world will ever say:</text:span><text:span text:style-name="T7"><text:line-break/></text:span><text:span text:style-name="T4">“Most highly favored lady.” <text:s/>Gloria!</text:span></text:p>
            <text:p text:style-name="P6"><text:span text:style-name="T10"><text:line-break/></text:span><text:span text:style-name="T10"/></text:p>
            <text:p text:style-name="P6"><text:span text:style-name="T11">Public domain</text:span></text:p>
            <text:p text:style-name="P6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8T09:55:53.193000000</meta:creation-date>
    <dc:title>Hymn template</dc:title>
    <meta:editing-duration>PT17M9S</meta:editing-duration>
    <meta:editing-cycles>4</meta:editing-cycles>
    <meta:generator>LibreOffice/6.1.3.2$Windows_X86_64 LibreOffice_project/86daf60bf00efa86ad547e59e09d6bb77c699acb</meta:generator>
    <meta:initial-creator>Arthur Hoch</meta:initial-creator>
    <dc:date>2019-01-14T15:45:00.760000000</dc:date>
    <meta:document-statistic meta:object-count="96"/>
    <meta:template xlink:type="simple" xlink:actuate="onRequest" xlink:title="Hymn template" xlink:href="../../AppData/Roaming/LibreOffice/4/user/template/Worship%20Templsates/Hymn%20template.otp" meta:date="2014-12-18T09:55:52.866000000"/>
  </office:meta>
</office:document-meta>
</file>